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8827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7957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2.0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5000b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VEHICLES DETAIL REPOR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VEHICLES TYPE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DRIVER LICENSE NUMBER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3" office:value-type="string" calcext:value-type="string">
            <text:p><text:a xlink:href="python://line['vehicles_name']" xlink:type="simple">vehicles name</text:a></text:p>
          </table:table-cell>
          <table:table-cell table:style-name="ce4" office:value-type="string" calcext:value-type="string">
            <text:p><text:a xlink:href="python://line['is_car']" xlink:type="simple">is car</text:a></text:p>
          </table:table-cell>
          <table:table-cell office:value-type="string" calcext:value-type="string">
            <text:p><text:a xlink:href="python://line['driver_license_number']" xlink:type="simple">driver license number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4:08:34.0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8T14:13:18.848000000</dc:date>
    <meta:editing-duration>PT7H36M40S</meta:editing-duration>
    <meta:editing-cycles>67</meta:editing-cycles>
    <meta:generator>LibreOffice/4.2.3.3$Windows_x86 LibreOffice_project/882f8a0a489bc99a9e60c7905a60226254cb6ff0</meta:generator>
    <meta:document-statistic meta:table-count="3" meta:cell-count="19" meta:object-count="0"/>
  </office:meta>
</office:document-meta>
</file>